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e3ac" officeooo:paragraph-rsid="001de3ac"/>
    </style:style>
    <style:style style:name="P2" style:family="paragraph" style:parent-style-name="Standard">
      <style:text-properties officeooo:rsid="0021786e" officeooo:paragraph-rsid="0021786e"/>
    </style:style>
    <style:style style:name="P3" style:family="paragraph" style:parent-style-name="Standard">
      <style:paragraph-properties fo:text-align="justify" style:justify-single-word="false"/>
      <style:text-properties officeooo:rsid="0026d2b4" officeooo:paragraph-rsid="0026d2b4"/>
    </style:style>
    <style:style style:name="P4" style:family="paragraph" style:parent-style-name="Standard">
      <style:paragraph-properties fo:text-align="justify" style:justify-single-word="false"/>
      <style:text-properties officeooo:rsid="00278e19" officeooo:paragraph-rsid="00278e19"/>
    </style:style>
    <style:style style:name="P5" style:family="paragraph" style:parent-style-name="Standard">
      <style:paragraph-properties fo:text-align="justify" style:justify-single-word="false"/>
      <style:text-properties officeooo:rsid="0029f869" officeooo:paragraph-rsid="0029f869"/>
    </style:style>
    <style:style style:name="P6" style:family="paragraph" style:parent-style-name="Standard">
      <style:paragraph-properties fo:text-align="justify" style:justify-single-word="false"/>
      <style:text-properties officeooo:rsid="002b4593" officeooo:paragraph-rsid="002b4593"/>
    </style:style>
    <style:style style:name="P7" style:family="paragraph" style:parent-style-name="Standard">
      <style:paragraph-properties fo:text-align="justify" style:justify-single-word="false"/>
      <style:text-properties officeooo:rsid="00309529" officeooo:paragraph-rsid="00309529"/>
    </style:style>
    <style:style style:name="P8" style:family="paragraph" style:parent-style-name="Standard">
      <style:paragraph-properties fo:text-align="justify" style:justify-single-word="false"/>
      <style:text-properties officeooo:rsid="00310784" officeooo:paragraph-rsid="00310784"/>
    </style:style>
    <style:style style:name="P9" style:family="paragraph" style:parent-style-name="Standard">
      <style:paragraph-properties fo:text-align="justify" style:justify-single-word="false"/>
      <style:text-properties officeooo:rsid="00317674" officeooo:paragraph-rsid="00317674"/>
    </style:style>
    <style:style style:name="P10" style:family="paragraph" style:parent-style-name="Standard">
      <style:paragraph-properties fo:text-align="justify" style:justify-single-word="false"/>
      <style:text-properties officeooo:rsid="003b8b10" officeooo:paragraph-rsid="003b8b10"/>
    </style:style>
    <style:style style:name="P11" style:family="paragraph" style:parent-style-name="Standard">
      <style:paragraph-properties fo:text-align="justify" style:justify-single-word="false"/>
      <style:text-properties officeooo:rsid="003c8c23" officeooo:paragraph-rsid="003c8c23"/>
    </style:style>
    <style:style style:name="P12" style:family="paragraph" style:parent-style-name="Standard">
      <style:paragraph-properties fo:text-align="justify" style:justify-single-word="false"/>
      <style:text-properties officeooo:rsid="003e0c24" officeooo:paragraph-rsid="003e0c24"/>
    </style:style>
    <style:style style:name="P13" style:family="paragraph" style:parent-style-name="Standard">
      <style:paragraph-properties fo:text-align="justify" style:justify-single-word="false"/>
      <style:text-properties officeooo:rsid="00411c08" officeooo:paragraph-rsid="00411c08"/>
    </style:style>
    <style:style style:name="P14" style:family="paragraph" style:parent-style-name="Standard">
      <style:paragraph-properties fo:text-align="justify" style:justify-single-word="false"/>
      <style:text-properties officeooo:rsid="0042e8ec" officeooo:paragraph-rsid="0042e8ec"/>
    </style:style>
    <style:style style:name="P15" style:family="paragraph" style:parent-style-name="Standard">
      <style:paragraph-properties fo:text-align="justify" style:justify-single-word="false"/>
      <style:text-properties officeooo:rsid="0044587c" officeooo:paragraph-rsid="0044587c"/>
    </style:style>
    <style:style style:name="P16" style:family="paragraph" style:parent-style-name="Standard">
      <style:paragraph-properties fo:text-align="justify" style:justify-single-word="false"/>
      <style:text-properties officeooo:rsid="0044c8c1" officeooo:paragraph-rsid="0044c8c1"/>
    </style:style>
    <style:style style:name="P17" style:family="paragraph" style:parent-style-name="Standard">
      <style:paragraph-properties fo:text-align="justify" style:justify-single-word="false"/>
      <style:text-properties officeooo:rsid="0047e0d9" officeooo:paragraph-rsid="0047e0d9"/>
    </style:style>
    <style:style style:name="P18" style:family="paragraph" style:parent-style-name="Standard">
      <style:paragraph-properties fo:text-align="justify" style:justify-single-word="false"/>
      <style:text-properties officeooo:rsid="004c4b73" officeooo:paragraph-rsid="004c4b73"/>
    </style:style>
    <style:style style:name="P19" style:family="paragraph" style:parent-style-name="Standard">
      <style:paragraph-properties fo:text-align="justify" style:justify-single-word="false"/>
      <style:text-properties officeooo:rsid="004dea64" officeooo:paragraph-rsid="004dea64"/>
    </style:style>
    <style:style style:name="P20" style:family="paragraph" style:parent-style-name="Standard">
      <style:paragraph-properties fo:text-align="justify" style:justify-single-word="false"/>
      <style:text-properties officeooo:rsid="005112d1" officeooo:paragraph-rsid="005112d1"/>
    </style:style>
    <style:style style:name="P21" style:family="paragraph" style:parent-style-name="Standard">
      <style:paragraph-properties fo:text-align="justify" style:justify-single-word="false"/>
      <style:text-properties officeooo:rsid="005279e7" officeooo:paragraph-rsid="005279e7"/>
    </style:style>
    <style:style style:name="P22" style:family="paragraph" style:parent-style-name="Standard">
      <style:paragraph-properties fo:text-align="justify" style:justify-single-word="false"/>
      <style:text-properties officeooo:rsid="005b8973" officeooo:paragraph-rsid="005b8973"/>
    </style:style>
    <style:style style:name="P23" style:family="paragraph" style:parent-style-name="Standard">
      <style:paragraph-properties fo:text-align="justify" style:justify-single-word="false"/>
      <style:text-properties officeooo:rsid="005d60c3" officeooo:paragraph-rsid="005d60c3"/>
    </style:style>
    <style:style style:name="P24" style:family="paragraph" style:parent-style-name="Standard">
      <style:paragraph-properties fo:text-align="justify" style:justify-single-word="false"/>
      <style:text-properties officeooo:rsid="005fb111" officeooo:paragraph-rsid="005fb111"/>
    </style:style>
    <style:style style:name="P25" style:family="paragraph" style:parent-style-name="Standard">
      <style:paragraph-properties fo:text-align="justify" style:justify-single-word="false"/>
      <style:text-properties officeooo:rsid="0066ef58" officeooo:paragraph-rsid="0066ef58"/>
    </style:style>
    <style:style style:name="P26" style:family="paragraph" style:parent-style-name="Standard">
      <style:paragraph-properties fo:text-align="justify" style:justify-single-word="false"/>
      <style:text-properties officeooo:rsid="0067da90" officeooo:paragraph-rsid="0067da90"/>
    </style:style>
    <style:style style:name="P27" style:family="paragraph" style:parent-style-name="Standard">
      <style:paragraph-properties fo:text-align="justify" style:justify-single-word="false"/>
      <style:text-properties officeooo:rsid="006b2e7b" officeooo:paragraph-rsid="006b2e7b"/>
    </style:style>
    <style:style style:name="P28" style:family="paragraph" style:parent-style-name="Standard">
      <style:paragraph-properties fo:text-align="justify" style:justify-single-word="false"/>
      <style:text-properties officeooo:rsid="006e4851" officeooo:paragraph-rsid="006e4851"/>
    </style:style>
    <style:style style:name="P29" style:family="paragraph" style:parent-style-name="Standard">
      <style:paragraph-properties fo:text-align="justify" style:justify-single-word="false"/>
      <style:text-properties officeooo:rsid="007016dc" officeooo:paragraph-rsid="007016dc"/>
    </style:style>
    <style:style style:name="P30" style:family="paragraph" style:parent-style-name="Standard">
      <style:paragraph-properties fo:text-align="justify" style:justify-single-word="false"/>
      <style:text-properties officeooo:rsid="00709941" officeooo:paragraph-rsid="00709941"/>
    </style:style>
    <style:style style:name="P31" style:family="paragraph" style:parent-style-name="Standard">
      <style:paragraph-properties fo:text-align="justify" style:justify-single-word="false"/>
      <style:text-properties officeooo:rsid="0070e3a5" officeooo:paragraph-rsid="0070e3a5"/>
    </style:style>
    <style:style style:name="P32" style:family="paragraph" style:parent-style-name="Standard">
      <style:paragraph-properties fo:text-align="justify" style:justify-single-word="false"/>
      <style:text-properties officeooo:rsid="0070e3a5" officeooo:paragraph-rsid="00716edf"/>
    </style:style>
    <style:style style:name="P33" style:family="paragraph" style:parent-style-name="Standard">
      <style:paragraph-properties fo:text-align="justify" style:justify-single-word="false"/>
      <style:text-properties officeooo:rsid="0073a321" officeooo:paragraph-rsid="0073a321"/>
    </style:style>
    <style:style style:name="P34" style:family="paragraph" style:parent-style-name="Standard">
      <style:paragraph-properties fo:text-align="justify" style:justify-single-word="false"/>
      <style:text-properties officeooo:rsid="007592b9" officeooo:paragraph-rsid="007592b9"/>
    </style:style>
    <style:style style:name="P35" style:family="paragraph" style:parent-style-name="Standard">
      <style:paragraph-properties fo:text-align="justify" style:justify-single-word="false"/>
      <style:text-properties officeooo:rsid="0075f543" officeooo:paragraph-rsid="0075f543"/>
    </style:style>
    <style:style style:name="P36" style:family="paragraph" style:parent-style-name="Standard">
      <style:paragraph-properties fo:text-align="justify" style:justify-single-word="false"/>
      <style:text-properties officeooo:rsid="00716edf" officeooo:paragraph-rsid="00716edf"/>
    </style:style>
    <style:style style:name="P37" style:family="paragraph" style:parent-style-name="Standard">
      <style:paragraph-properties fo:text-align="justify" style:justify-single-word="false"/>
      <style:text-properties officeooo:rsid="007a908d" officeooo:paragraph-rsid="007a908d"/>
    </style:style>
    <style:style style:name="P38" style:family="paragraph" style:parent-style-name="Standard">
      <style:paragraph-properties fo:text-align="justify" style:justify-single-word="false"/>
      <style:text-properties officeooo:rsid="007dba22" officeooo:paragraph-rsid="007dba22"/>
    </style:style>
    <style:style style:name="P39" style:family="paragraph" style:parent-style-name="Standard">
      <style:paragraph-properties fo:text-align="justify" style:justify-single-word="false"/>
      <style:text-properties officeooo:rsid="007ee6a4" officeooo:paragraph-rsid="007ee6a4"/>
    </style:style>
    <style:style style:name="P40" style:family="paragraph" style:parent-style-name="Standard">
      <style:paragraph-properties fo:text-align="justify" style:justify-single-word="false"/>
      <style:text-properties officeooo:rsid="007f8df8" officeooo:paragraph-rsid="007f8df8"/>
    </style:style>
    <style:style style:name="P41" style:family="paragraph" style:parent-style-name="Standard">
      <style:paragraph-properties fo:text-align="justify" style:justify-single-word="false"/>
      <style:text-properties officeooo:rsid="0080a71b" officeooo:paragraph-rsid="0080a71b"/>
    </style:style>
    <style:style style:name="P42" style:family="paragraph" style:parent-style-name="Standard">
      <style:paragraph-properties fo:text-align="justify" style:justify-single-word="false"/>
      <style:text-properties officeooo:rsid="00822dc6" officeooo:paragraph-rsid="00822dc6"/>
    </style:style>
    <style:style style:name="P43" style:family="paragraph" style:parent-style-name="Standard">
      <style:paragraph-properties fo:text-align="justify" style:justify-single-word="false"/>
      <style:text-properties officeooo:rsid="0083ec61" officeooo:paragraph-rsid="0083ec61"/>
    </style:style>
    <style:style style:name="P44" style:family="paragraph" style:parent-style-name="Standard">
      <style:paragraph-properties fo:text-align="justify" style:justify-single-word="false"/>
      <style:text-properties officeooo:rsid="00878270" officeooo:paragraph-rsid="00878270"/>
    </style:style>
    <style:style style:name="P45" style:family="paragraph" style:parent-style-name="Standard">
      <style:paragraph-properties fo:text-align="justify" style:justify-single-word="false"/>
      <style:text-properties officeooo:rsid="008927fd" officeooo:paragraph-rsid="008927fd"/>
    </style:style>
    <style:style style:name="P46" style:family="paragraph" style:parent-style-name="Standard">
      <style:paragraph-properties fo:text-align="justify" style:justify-single-word="false"/>
      <style:text-properties officeooo:rsid="0089d383" officeooo:paragraph-rsid="0089d383"/>
    </style:style>
    <style:style style:name="P47" style:family="paragraph" style:parent-style-name="Standard">
      <style:paragraph-properties fo:text-align="justify" style:justify-single-word="false"/>
      <style:text-properties officeooo:rsid="008a5249" officeooo:paragraph-rsid="008a5249"/>
    </style:style>
    <style:style style:name="P48" style:family="paragraph" style:parent-style-name="Standard">
      <style:paragraph-properties fo:text-align="justify" style:justify-single-word="false"/>
      <style:text-properties officeooo:rsid="008c1d49" officeooo:paragraph-rsid="008c1d49"/>
    </style:style>
    <style:style style:name="P49" style:family="paragraph" style:parent-style-name="Standard">
      <style:paragraph-properties fo:text-align="justify" style:justify-single-word="false"/>
      <style:text-properties officeooo:rsid="00912343" officeooo:paragraph-rsid="00912343"/>
    </style:style>
    <style:style style:name="P50" style:family="paragraph" style:parent-style-name="Standard">
      <style:paragraph-properties fo:text-align="justify" style:justify-single-word="false"/>
      <style:text-properties officeooo:rsid="009137e7" officeooo:paragraph-rsid="009137e7"/>
    </style:style>
    <style:style style:name="P51" style:family="paragraph" style:parent-style-name="Standard">
      <style:paragraph-properties fo:text-align="justify" style:justify-single-word="false"/>
      <style:text-properties officeooo:rsid="0091665f" officeooo:paragraph-rsid="0091665f"/>
    </style:style>
    <style:style style:name="P52" style:family="paragraph" style:parent-style-name="Standard">
      <style:paragraph-properties fo:text-align="justify" style:justify-single-word="false"/>
      <style:text-properties officeooo:rsid="0093ab52" officeooo:paragraph-rsid="0093ab52"/>
    </style:style>
    <style:style style:name="P53" style:family="paragraph" style:parent-style-name="Standard">
      <style:paragraph-properties fo:text-align="justify" style:justify-single-word="false"/>
      <style:text-properties officeooo:rsid="00949d66" officeooo:paragraph-rsid="00949d66"/>
    </style:style>
    <style:style style:name="P54" style:family="paragraph" style:parent-style-name="Standard">
      <style:paragraph-properties fo:text-align="justify" style:justify-single-word="false"/>
      <style:text-properties officeooo:rsid="00957ae8" officeooo:paragraph-rsid="00957ae8"/>
    </style:style>
    <style:style style:name="P55" style:family="paragraph" style:parent-style-name="Standard">
      <style:paragraph-properties fo:text-align="justify" style:justify-single-word="false"/>
      <style:text-properties officeooo:rsid="0097d591" officeooo:paragraph-rsid="0097d591"/>
    </style:style>
    <style:style style:name="P56" style:family="paragraph" style:parent-style-name="Standard">
      <style:paragraph-properties fo:text-align="justify" style:justify-single-word="false"/>
      <style:text-properties officeooo:rsid="0099845c" officeooo:paragraph-rsid="0099845c"/>
    </style:style>
    <style:style style:name="P57" style:family="paragraph" style:parent-style-name="Standard">
      <style:paragraph-properties fo:text-align="justify" style:justify-single-word="false"/>
      <style:text-properties officeooo:rsid="0099f037" officeooo:paragraph-rsid="0099f037"/>
    </style:style>
    <style:style style:name="P58" style:family="paragraph" style:parent-style-name="Standard">
      <style:paragraph-properties fo:text-align="justify" style:justify-single-word="false"/>
      <style:text-properties officeooo:rsid="009d8452" officeooo:paragraph-rsid="009d8452"/>
    </style:style>
    <style:style style:name="P59" style:family="paragraph" style:parent-style-name="Standard">
      <style:paragraph-properties fo:text-align="justify" style:justify-single-word="false"/>
      <style:text-properties officeooo:rsid="009e93f5" officeooo:paragraph-rsid="009e93f5"/>
    </style:style>
    <style:style style:name="P60" style:family="paragraph" style:parent-style-name="Standard">
      <style:paragraph-properties fo:text-align="justify" style:justify-single-word="false"/>
      <style:text-properties officeooo:rsid="00a356b0" officeooo:paragraph-rsid="00a356b0"/>
    </style:style>
    <style:style style:name="P61" style:family="paragraph" style:parent-style-name="Standard">
      <style:paragraph-properties fo:text-align="justify" style:justify-single-word="false"/>
      <style:text-properties officeooo:rsid="00a3eef3" officeooo:paragraph-rsid="00a3eef3"/>
    </style:style>
    <style:style style:name="P62" style:family="paragraph" style:parent-style-name="Standard">
      <style:paragraph-properties fo:text-align="justify" style:justify-single-word="false"/>
      <style:text-properties officeooo:rsid="00a5f997" officeooo:paragraph-rsid="00a5f997"/>
    </style:style>
    <style:style style:name="P63" style:family="paragraph" style:parent-style-name="Standard">
      <style:paragraph-properties fo:text-align="justify" style:justify-single-word="false"/>
      <style:text-properties officeooo:rsid="00aa3416" officeooo:paragraph-rsid="00aa3416"/>
    </style:style>
    <style:style style:name="P64" style:family="paragraph" style:parent-style-name="Standard">
      <style:paragraph-properties fo:text-align="justify" style:justify-single-word="false"/>
      <style:text-properties officeooo:rsid="00ab338e" officeooo:paragraph-rsid="00ab338e"/>
    </style:style>
    <style:style style:name="P65" style:family="paragraph" style:parent-style-name="Standard">
      <style:paragraph-properties fo:text-align="justify" style:justify-single-word="false"/>
      <style:text-properties officeooo:rsid="00ab41a9" officeooo:paragraph-rsid="00ab41a9"/>
    </style:style>
    <style:style style:name="P66" style:family="paragraph" style:parent-style-name="Standard">
      <style:paragraph-properties fo:text-align="justify" style:justify-single-word="false"/>
      <style:text-properties officeooo:rsid="00ae5715" officeooo:paragraph-rsid="00ae5715"/>
    </style:style>
    <style:style style:name="P67" style:family="paragraph" style:parent-style-name="Standard">
      <style:paragraph-properties fo:text-align="justify" style:justify-single-word="false"/>
      <style:text-properties officeooo:rsid="00b669da" officeooo:paragraph-rsid="00b669da"/>
    </style:style>
    <style:style style:name="P68" style:family="paragraph" style:parent-style-name="Standard">
      <style:paragraph-properties fo:text-align="justify" style:justify-single-word="false"/>
      <style:text-properties officeooo:rsid="00b771ae" officeooo:paragraph-rsid="00b771ae"/>
    </style:style>
    <style:style style:name="P69" style:family="paragraph" style:parent-style-name="Standard">
      <style:paragraph-properties fo:text-align="justify" style:justify-single-word="false"/>
      <style:text-properties officeooo:rsid="00b79ef0" officeooo:paragraph-rsid="00b79ef0"/>
    </style:style>
    <style:style style:name="P70" style:family="paragraph" style:parent-style-name="Standard">
      <style:paragraph-properties fo:text-align="justify" style:justify-single-word="false"/>
      <style:text-properties officeooo:rsid="00bd4026" officeooo:paragraph-rsid="00bd4026"/>
    </style:style>
    <style:style style:name="P71" style:family="paragraph" style:parent-style-name="Standard">
      <style:paragraph-properties fo:text-align="justify" style:justify-single-word="false"/>
      <style:text-properties officeooo:rsid="00be92a9" officeooo:paragraph-rsid="00be92a9"/>
    </style:style>
    <style:style style:name="P72" style:family="paragraph" style:parent-style-name="Standard">
      <style:paragraph-properties fo:text-align="justify" style:justify-single-word="false"/>
      <style:text-properties officeooo:rsid="00c141f4" officeooo:paragraph-rsid="00c141f4"/>
    </style:style>
    <style:style style:name="P73" style:family="paragraph" style:parent-style-name="Standard">
      <style:paragraph-properties fo:text-align="justify" style:justify-single-word="false"/>
      <style:text-properties officeooo:rsid="00c15358" officeooo:paragraph-rsid="00c15358"/>
    </style:style>
    <style:style style:name="P74" style:family="paragraph" style:parent-style-name="Standard">
      <style:paragraph-properties fo:text-align="justify" style:justify-single-word="false"/>
      <style:text-properties officeooo:rsid="00c5282e" officeooo:paragraph-rsid="00c5282e"/>
    </style:style>
    <style:style style:name="P75" style:family="paragraph" style:parent-style-name="Standard">
      <style:paragraph-properties fo:text-align="justify" style:justify-single-word="false"/>
      <style:text-properties officeooo:rsid="00c66838" officeooo:paragraph-rsid="00c66838"/>
    </style:style>
    <style:style style:name="P76" style:family="paragraph" style:parent-style-name="Standard">
      <style:paragraph-properties fo:text-align="justify" style:justify-single-word="false"/>
      <style:text-properties officeooo:rsid="00c7ae20" officeooo:paragraph-rsid="00c7ae20"/>
    </style:style>
    <style:style style:name="P77" style:family="paragraph" style:parent-style-name="Standard">
      <style:paragraph-properties fo:text-align="justify" style:justify-single-word="false"/>
      <style:text-properties officeooo:rsid="00cbc6cb" officeooo:paragraph-rsid="00cbc6cb"/>
    </style:style>
    <style:style style:name="P78" style:family="paragraph" style:parent-style-name="Standard">
      <style:paragraph-properties fo:text-align="justify" style:justify-single-word="false"/>
      <style:text-properties officeooo:rsid="00cd1df3" officeooo:paragraph-rsid="00cd1df3"/>
    </style:style>
    <style:style style:name="P79" style:family="paragraph" style:parent-style-name="Standard">
      <style:paragraph-properties fo:text-align="justify" style:justify-single-word="false"/>
      <style:text-properties officeooo:rsid="00d08b2e" officeooo:paragraph-rsid="00d08b2e"/>
    </style:style>
    <style:style style:name="P80" style:family="paragraph" style:parent-style-name="Standard">
      <style:paragraph-properties fo:text-align="justify" style:justify-single-word="false"/>
      <style:text-properties officeooo:rsid="00d15b22" officeooo:paragraph-rsid="00d15b22"/>
    </style:style>
    <style:style style:name="P81" style:family="paragraph" style:parent-style-name="Standard">
      <style:paragraph-properties fo:text-align="justify" style:justify-single-word="false"/>
      <style:text-properties officeooo:rsid="00d51fde" officeooo:paragraph-rsid="00d51fde"/>
    </style:style>
    <style:style style:name="P82" style:family="paragraph" style:parent-style-name="Standard">
      <style:paragraph-properties fo:text-align="justify" style:justify-single-word="false"/>
      <style:text-properties officeooo:rsid="00d64a88" officeooo:paragraph-rsid="00d64a88"/>
    </style:style>
    <style:style style:name="P83" style:family="paragraph" style:parent-style-name="Standard">
      <style:paragraph-properties fo:text-align="justify" style:justify-single-word="false"/>
      <style:text-properties officeooo:rsid="00d6d30b" officeooo:paragraph-rsid="00d6d30b"/>
    </style:style>
    <style:style style:name="P84" style:family="paragraph" style:parent-style-name="Standard">
      <style:paragraph-properties fo:text-align="justify" style:justify-single-word="false"/>
      <style:text-properties officeooo:rsid="00d9495b" officeooo:paragraph-rsid="00d9495b"/>
    </style:style>
    <style:style style:name="P85" style:family="paragraph" style:parent-style-name="Standard">
      <style:paragraph-properties fo:text-align="justify" style:justify-single-word="false"/>
      <style:text-properties officeooo:rsid="00dd6a07" officeooo:paragraph-rsid="00dd6a07"/>
    </style:style>
    <style:style style:name="P86" style:family="paragraph" style:parent-style-name="Standard">
      <style:paragraph-properties fo:text-align="justify" style:justify-single-word="false"/>
      <style:text-properties officeooo:rsid="00df6565" officeooo:paragraph-rsid="00df6565"/>
    </style:style>
    <style:style style:name="P87" style:family="paragraph" style:parent-style-name="Standard">
      <style:paragraph-properties fo:text-align="justify" style:justify-single-word="false"/>
      <style:text-properties officeooo:rsid="00e0315c" officeooo:paragraph-rsid="00e0315c"/>
    </style:style>
    <style:style style:name="P88" style:family="paragraph" style:parent-style-name="Standard">
      <style:paragraph-properties fo:text-align="justify" style:justify-single-word="false"/>
      <style:text-properties officeooo:rsid="00e085a6" officeooo:paragraph-rsid="00e085a6"/>
    </style:style>
    <style:style style:name="P89" style:family="paragraph" style:parent-style-name="Standard">
      <style:paragraph-properties fo:text-align="justify" style:justify-single-word="false"/>
      <style:text-properties officeooo:rsid="00e3acb4" officeooo:paragraph-rsid="00e3acb4"/>
    </style:style>
    <style:style style:name="P90" style:family="paragraph" style:parent-style-name="Standard">
      <style:paragraph-properties fo:text-align="justify" style:justify-single-word="false"/>
      <style:text-properties officeooo:rsid="00e738ee" officeooo:paragraph-rsid="00e738ee"/>
    </style:style>
    <style:style style:name="P91" style:family="paragraph" style:parent-style-name="Standard">
      <style:paragraph-properties fo:text-align="justify" style:justify-single-word="false"/>
      <style:text-properties officeooo:rsid="00e805d3" officeooo:paragraph-rsid="00e805d3"/>
    </style:style>
    <style:style style:name="P92" style:family="paragraph" style:parent-style-name="Standard">
      <style:paragraph-properties fo:text-align="justify" style:justify-single-word="false"/>
      <style:text-properties officeooo:rsid="00ebd637" officeooo:paragraph-rsid="00ebd637"/>
    </style:style>
    <style:style style:name="P93" style:family="paragraph" style:parent-style-name="Standard">
      <style:paragraph-properties fo:text-align="justify" style:justify-single-word="false"/>
      <style:text-properties officeooo:rsid="00edc9c8" officeooo:paragraph-rsid="00edc9c8"/>
    </style:style>
    <style:style style:name="P94" style:family="paragraph" style:parent-style-name="Standard">
      <style:paragraph-properties fo:text-align="justify" style:justify-single-word="false"/>
      <style:text-properties officeooo:rsid="00eff6f6" officeooo:paragraph-rsid="00eff6f6"/>
    </style:style>
    <style:style style:name="P95" style:family="paragraph" style:parent-style-name="Standard">
      <style:paragraph-properties fo:text-align="justify" style:justify-single-word="false"/>
      <style:text-properties officeooo:rsid="00f235d6" officeooo:paragraph-rsid="00f235d6"/>
    </style:style>
    <style:style style:name="P96" style:family="paragraph" style:parent-style-name="Standard">
      <style:paragraph-properties fo:text-align="justify" style:justify-single-word="false"/>
      <style:text-properties officeooo:rsid="00f35d45" officeooo:paragraph-rsid="00f35d45"/>
    </style:style>
    <style:style style:name="P97" style:family="paragraph" style:parent-style-name="Standard">
      <style:paragraph-properties fo:text-align="justify" style:justify-single-word="false"/>
      <style:text-properties officeooo:rsid="00f4f655" officeooo:paragraph-rsid="00f4f655"/>
    </style:style>
    <style:style style:name="P98" style:family="paragraph" style:parent-style-name="Standard">
      <style:paragraph-properties fo:text-align="justify" style:justify-single-word="false"/>
      <style:text-properties officeooo:rsid="00f53c4a" officeooo:paragraph-rsid="00f53c4a"/>
    </style:style>
    <style:style style:name="P99" style:family="paragraph" style:parent-style-name="Standard">
      <style:paragraph-properties fo:text-align="justify" style:justify-single-word="false"/>
      <style:text-properties officeooo:rsid="00f7f334" officeooo:paragraph-rsid="00f7f334"/>
    </style:style>
    <style:style style:name="P100" style:family="paragraph" style:parent-style-name="Standard">
      <style:paragraph-properties fo:text-align="justify" style:justify-single-word="false"/>
      <style:text-properties officeooo:rsid="00f8c873" officeooo:paragraph-rsid="00f8c873"/>
    </style:style>
    <style:style style:name="P101" style:family="paragraph" style:parent-style-name="Standard">
      <style:paragraph-properties fo:text-align="justify" style:justify-single-word="false"/>
      <style:text-properties officeooo:rsid="00fa9010" officeooo:paragraph-rsid="00fa9010"/>
    </style:style>
    <style:style style:name="P102" style:family="paragraph" style:parent-style-name="Standard">
      <style:paragraph-properties fo:text-align="justify" style:justify-single-word="false"/>
      <style:text-properties officeooo:rsid="00fc7d76" officeooo:paragraph-rsid="00fc7d76"/>
    </style:style>
    <style:style style:name="P103" style:family="paragraph" style:parent-style-name="Standard">
      <style:paragraph-properties fo:text-align="justify" style:justify-single-word="false"/>
      <style:text-properties officeooo:rsid="00fcbf7e" officeooo:paragraph-rsid="00fcbf7e"/>
    </style:style>
    <style:style style:name="P104" style:family="paragraph" style:parent-style-name="Standard">
      <style:paragraph-properties fo:text-align="justify" style:justify-single-word="false"/>
      <style:text-properties officeooo:rsid="0101a7eb" officeooo:paragraph-rsid="0101a7eb"/>
    </style:style>
    <style:style style:name="P105" style:family="paragraph" style:parent-style-name="Standard">
      <style:paragraph-properties fo:text-align="justify" style:justify-single-word="false"/>
      <style:text-properties officeooo:rsid="01022e5d" officeooo:paragraph-rsid="01022e5d"/>
    </style:style>
    <style:style style:name="P106" style:family="paragraph" style:parent-style-name="Standard">
      <style:paragraph-properties fo:text-align="justify" style:justify-single-word="false"/>
      <style:text-properties officeooo:rsid="01033f5e" officeooo:paragraph-rsid="01045547"/>
    </style:style>
    <style:style style:name="P107" style:family="paragraph" style:parent-style-name="Standard">
      <style:paragraph-properties fo:text-align="justify" style:justify-single-word="false"/>
      <style:text-properties officeooo:rsid="0107af87" officeooo:paragraph-rsid="0107af87"/>
    </style:style>
    <style:style style:name="P108" style:family="paragraph" style:parent-style-name="Standard">
      <style:paragraph-properties fo:text-align="justify" style:justify-single-word="false"/>
      <style:text-properties officeooo:rsid="0107d128" officeooo:paragraph-rsid="0107d128"/>
    </style:style>
    <style:style style:name="P109" style:family="paragraph" style:parent-style-name="Standard">
      <style:paragraph-properties fo:text-align="justify" style:justify-single-word="false"/>
      <style:text-properties officeooo:rsid="0109830c" officeooo:paragraph-rsid="0109830c"/>
    </style:style>
    <style:style style:name="P110" style:family="paragraph" style:parent-style-name="Standard">
      <style:paragraph-properties fo:text-align="justify" style:justify-single-word="false"/>
      <style:text-properties officeooo:rsid="010ce7a9" officeooo:paragraph-rsid="010ce7a9"/>
    </style:style>
    <style:style style:name="P111" style:family="paragraph" style:parent-style-name="Standard">
      <style:paragraph-properties fo:text-align="justify" style:justify-single-word="false"/>
      <style:text-properties officeooo:rsid="010d4bab" officeooo:paragraph-rsid="010d4bab"/>
    </style:style>
    <style:style style:name="P112" style:family="paragraph" style:parent-style-name="Standard">
      <style:paragraph-properties fo:text-align="justify" style:justify-single-word="false"/>
      <style:text-properties officeooo:rsid="010f3eba" officeooo:paragraph-rsid="010f3eba"/>
    </style:style>
    <style:style style:name="P113" style:family="paragraph" style:parent-style-name="Standard">
      <style:paragraph-properties fo:text-align="justify" style:justify-single-word="false"/>
    </style:style>
    <style:style style:name="P114" style:family="paragraph" style:parent-style-name="Standard">
      <style:paragraph-properties fo:line-height="100%" fo:text-align="justify" style:justify-single-word="false" style:writing-mode="page"/>
      <style:text-properties officeooo:rsid="010f3eba" officeooo:paragraph-rsid="010f3eba"/>
    </style:style>
    <style:style style:name="P115" style:family="paragraph" style:parent-style-name="Standard">
      <style:paragraph-properties fo:line-height="100%" fo:text-align="justify" style:justify-single-word="false" style:writing-mode="page"/>
      <style:text-properties officeooo:rsid="01137ba4" officeooo:paragraph-rsid="01137ba4"/>
    </style:style>
    <style:style style:name="P116" style:family="paragraph" style:parent-style-name="Standard">
      <style:paragraph-properties fo:line-height="100%" fo:text-align="justify" style:justify-single-word="false" style:writing-mode="page"/>
      <style:text-properties officeooo:rsid="0117d424" officeooo:paragraph-rsid="0117d424"/>
    </style:style>
    <style:style style:name="P117" style:family="paragraph" style:parent-style-name="Standard">
      <style:paragraph-properties fo:line-height="100%" fo:text-align="justify" style:justify-single-word="false" style:writing-mode="page"/>
      <style:text-properties officeooo:rsid="01199930" officeooo:paragraph-rsid="01199930"/>
    </style:style>
    <style:style style:name="P118" style:family="paragraph" style:parent-style-name="Standard">
      <style:paragraph-properties fo:line-height="100%" fo:text-align="justify" style:justify-single-word="false" style:writing-mode="page"/>
      <style:text-properties officeooo:rsid="011d47a9" officeooo:paragraph-rsid="011d47a9"/>
    </style:style>
    <style:style style:name="P119" style:family="paragraph" style:parent-style-name="Standard">
      <style:paragraph-properties fo:line-height="100%" fo:text-align="justify" style:justify-single-word="false" style:writing-mode="page"/>
      <style:text-properties officeooo:rsid="0120020e" officeooo:paragraph-rsid="0120020e"/>
    </style:style>
    <style:style style:name="P120" style:family="paragraph" style:parent-style-name="Standard">
      <style:paragraph-properties fo:line-height="100%" fo:text-align="justify" style:justify-single-word="false" style:writing-mode="page"/>
      <style:text-properties officeooo:rsid="012126b6" officeooo:paragraph-rsid="012126b6"/>
    </style:style>
    <style:style style:name="P121" style:family="paragraph" style:parent-style-name="Standard">
      <style:paragraph-properties fo:line-height="100%" fo:text-align="justify" style:justify-single-word="false" style:writing-mode="page"/>
      <style:text-properties officeooo:rsid="0122bc07" officeooo:paragraph-rsid="0122bc07"/>
    </style:style>
    <style:style style:name="P122" style:family="paragraph" style:parent-style-name="Standard">
      <style:paragraph-properties fo:line-height="100%" fo:text-align="justify" style:justify-single-word="false" style:writing-mode="page"/>
      <style:text-properties officeooo:rsid="01252003" officeooo:paragraph-rsid="01252003"/>
    </style:style>
    <style:style style:name="P123" style:family="paragraph" style:parent-style-name="Standard">
      <style:paragraph-properties fo:line-height="100%" fo:text-align="justify" style:justify-single-word="false" style:writing-mode="page"/>
      <style:text-properties officeooo:rsid="0126f6a8" officeooo:paragraph-rsid="0126f6a8"/>
    </style:style>
    <style:style style:name="P124" style:family="paragraph" style:parent-style-name="Standard">
      <style:paragraph-properties fo:line-height="100%" fo:text-align="justify" style:justify-single-word="false" style:writing-mode="page"/>
      <style:text-properties officeooo:rsid="0127af70" officeooo:paragraph-rsid="0127af70"/>
    </style:style>
    <style:style style:name="P125" style:family="paragraph" style:parent-style-name="Standard">
      <style:paragraph-properties fo:line-height="100%" fo:text-align="justify" style:justify-single-word="false" style:writing-mode="page"/>
      <style:text-properties officeooo:rsid="0128814f" officeooo:paragraph-rsid="0128814f"/>
    </style:style>
    <style:style style:name="P126" style:family="paragraph" style:parent-style-name="Standard">
      <style:paragraph-properties fo:line-height="100%" fo:text-align="justify" style:justify-single-word="false" style:writing-mode="page"/>
      <style:text-properties officeooo:rsid="012bb1ed" officeooo:paragraph-rsid="012bb1ed"/>
    </style:style>
    <style:style style:name="P127" style:family="paragraph" style:parent-style-name="Standard">
      <style:paragraph-properties fo:line-height="100%" fo:text-align="justify" style:justify-single-word="false" style:writing-mode="page"/>
      <style:text-properties officeooo:rsid="012c3934" officeooo:paragraph-rsid="012c3934"/>
    </style:style>
    <style:style style:name="P128" style:family="paragraph" style:parent-style-name="Standard">
      <style:paragraph-properties fo:line-height="100%" fo:text-align="justify" style:justify-single-word="false" style:writing-mode="page"/>
      <style:text-properties officeooo:rsid="012c6fc2" officeooo:paragraph-rsid="012c6fc2"/>
    </style:style>
    <style:style style:name="P129" style:family="paragraph" style:parent-style-name="Standard">
      <style:paragraph-properties fo:line-height="100%" fo:text-align="justify" style:justify-single-word="false" style:writing-mode="page"/>
      <style:text-properties officeooo:rsid="012d8fbf" officeooo:paragraph-rsid="012d8fbf"/>
    </style:style>
    <style:style style:name="P130" style:family="paragraph" style:parent-style-name="Standard">
      <style:paragraph-properties fo:line-height="100%" fo:text-align="justify" style:justify-single-word="false" style:writing-mode="page"/>
      <style:text-properties officeooo:rsid="012e7675" officeooo:paragraph-rsid="012e7675"/>
    </style:style>
    <style:style style:name="P131" style:family="paragraph" style:parent-style-name="Standard">
      <style:paragraph-properties fo:line-height="100%" fo:text-align="justify" style:justify-single-word="false" style:writing-mode="page"/>
      <style:text-properties officeooo:rsid="012f795c" officeooo:paragraph-rsid="012f795c"/>
    </style:style>
    <style:style style:name="T1" style:family="text">
      <style:text-properties officeooo:rsid="0021786e"/>
    </style:style>
    <style:style style:name="T2" style:family="text">
      <style:text-properties officeooo:rsid="002cb9b4"/>
    </style:style>
    <style:style style:name="T3" style:family="text">
      <style:text-properties officeooo:rsid="002d5463"/>
    </style:style>
    <style:style style:name="T4" style:family="text">
      <style:text-properties officeooo:rsid="003345b7"/>
    </style:style>
    <style:style style:name="T5" style:family="text">
      <style:text-properties officeooo:rsid="0034550c"/>
    </style:style>
    <style:style style:name="T6" style:family="text">
      <style:text-properties officeooo:rsid="00361b95"/>
    </style:style>
    <style:style style:name="T7" style:family="text">
      <style:text-properties officeooo:rsid="003a0aeb"/>
    </style:style>
    <style:style style:name="T8" style:family="text">
      <style:text-properties officeooo:rsid="003d515b"/>
    </style:style>
    <style:style style:name="T9" style:family="text">
      <style:text-properties officeooo:rsid="003e906f"/>
    </style:style>
    <style:style style:name="T10" style:family="text">
      <style:text-properties officeooo:rsid="0044e768"/>
    </style:style>
    <style:style style:name="T11" style:family="text">
      <style:text-properties officeooo:rsid="00496222"/>
    </style:style>
    <style:style style:name="T12" style:family="text">
      <style:text-properties officeooo:rsid="004d9046"/>
    </style:style>
    <style:style style:name="T13" style:family="text">
      <style:text-properties officeooo:rsid="004f1415"/>
    </style:style>
    <style:style style:name="T14" style:family="text">
      <style:text-properties officeooo:rsid="0053e1cc"/>
    </style:style>
    <style:style style:name="T15" style:family="text">
      <style:text-properties officeooo:rsid="0054eb86"/>
    </style:style>
    <style:style style:name="T16" style:family="text">
      <style:text-properties officeooo:rsid="00565caa"/>
    </style:style>
    <style:style style:name="T17" style:family="text">
      <style:text-properties officeooo:rsid="005977fc"/>
    </style:style>
    <style:style style:name="T18" style:family="text">
      <style:text-properties officeooo:rsid="005d60c3"/>
    </style:style>
    <style:style style:name="T19" style:family="text">
      <style:text-properties officeooo:rsid="005f56b0"/>
    </style:style>
    <style:style style:name="T20" style:family="text">
      <style:text-properties officeooo:rsid="00636e09"/>
    </style:style>
    <style:style style:name="T21" style:family="text">
      <style:text-properties officeooo:rsid="0063ec07"/>
    </style:style>
    <style:style style:name="T22" style:family="text">
      <style:text-properties officeooo:rsid="0069f86f"/>
    </style:style>
    <style:style style:name="T23" style:family="text">
      <style:text-properties officeooo:rsid="006ccc65"/>
    </style:style>
    <style:style style:name="T24" style:family="text">
      <style:text-properties officeooo:rsid="00716edf"/>
    </style:style>
    <style:style style:name="T25" style:family="text">
      <style:text-properties officeooo:rsid="00741dbc"/>
    </style:style>
    <style:style style:name="T26" style:family="text">
      <style:text-properties officeooo:rsid="0077d799"/>
    </style:style>
    <style:style style:name="T27" style:family="text">
      <style:text-properties officeooo:rsid="008470f2"/>
    </style:style>
    <style:style style:name="T28" style:family="text">
      <style:text-properties officeooo:rsid="0091f0aa"/>
    </style:style>
    <style:style style:name="T29" style:family="text">
      <style:text-properties officeooo:rsid="00954e3d"/>
    </style:style>
    <style:style style:name="T30" style:family="text">
      <style:text-properties officeooo:rsid="00962fce"/>
    </style:style>
    <style:style style:name="T31" style:family="text">
      <style:text-properties officeooo:rsid="009ba69f"/>
    </style:style>
    <style:style style:name="T32" style:family="text">
      <style:text-properties officeooo:rsid="009f8a45"/>
    </style:style>
    <style:style style:name="T33" style:family="text">
      <style:text-properties officeooo:rsid="00a11e7e"/>
    </style:style>
    <style:style style:name="T34" style:family="text">
      <style:text-properties officeooo:rsid="00a6aa11"/>
    </style:style>
    <style:style style:name="T35" style:family="text">
      <style:text-properties officeooo:rsid="00ac4e0a"/>
    </style:style>
    <style:style style:name="T36" style:family="text">
      <style:text-properties officeooo:rsid="00af40c5"/>
    </style:style>
    <style:style style:name="T37" style:family="text">
      <style:text-properties officeooo:rsid="00b6995e"/>
    </style:style>
    <style:style style:name="T38" style:family="text">
      <style:text-properties officeooo:rsid="00b771ae"/>
    </style:style>
    <style:style style:name="T39" style:family="text">
      <style:text-properties officeooo:rsid="00b93738"/>
    </style:style>
    <style:style style:name="T40" style:family="text">
      <style:text-properties officeooo:rsid="00be92a9"/>
    </style:style>
    <style:style style:name="T41" style:family="text">
      <style:text-properties officeooo:rsid="00c0844c"/>
    </style:style>
    <style:style style:name="T42" style:family="text">
      <style:text-properties officeooo:rsid="00c2e53c"/>
    </style:style>
    <style:style style:name="T43" style:family="text">
      <style:text-properties officeooo:rsid="00c66838"/>
    </style:style>
    <style:style style:name="T44" style:family="text">
      <style:text-properties officeooo:rsid="00c82c89"/>
    </style:style>
    <style:style style:name="T45" style:family="text">
      <style:text-properties officeooo:rsid="00ce8ac0"/>
    </style:style>
    <style:style style:name="T46" style:family="text">
      <style:text-properties officeooo:rsid="00de86d8"/>
    </style:style>
    <style:style style:name="T47" style:family="text">
      <style:text-properties officeooo:rsid="00e1f3b7"/>
    </style:style>
    <style:style style:name="T48" style:family="text">
      <style:text-properties officeooo:rsid="00e3acb4"/>
    </style:style>
    <style:style style:name="T49" style:family="text">
      <style:text-properties officeooo:rsid="00e93386"/>
    </style:style>
    <style:style style:name="T50" style:family="text">
      <style:text-properties officeooo:rsid="00ef1dc7"/>
    </style:style>
    <style:style style:name="T51" style:family="text">
      <style:text-properties officeooo:rsid="00f899c3"/>
    </style:style>
    <style:style style:name="T52" style:family="text">
      <style:text-properties officeooo:rsid="00fd381b"/>
    </style:style>
    <style:style style:name="T53" style:family="text">
      <style:text-properties officeooo:rsid="01045547"/>
    </style:style>
    <style:style style:name="T54" style:family="text">
      <style:text-properties officeooo:rsid="0109830c"/>
    </style:style>
    <style:style style:name="T55" style:family="text">
      <style:text-properties officeooo:rsid="010d8d3e"/>
    </style:style>
    <style:style style:name="T56" style:family="text">
      <style:text-properties officeooo:rsid="010fac63"/>
    </style:style>
    <style:style style:name="T57" style:family="text">
      <style:text-properties style:font-name="Liberation Serif" officeooo:rsid="010fac63"/>
    </style:style>
    <style:style style:name="T58" style:family="text">
      <style:text-properties style:font-size-asian="12pt" style:font-size-complex="12pt"/>
    </style:style>
    <style:style style:name="T59" style:family="text">
      <style:text-properties officeooo:rsid="010f3eba" style:font-size-asian="12pt" style:font-size-complex="12pt"/>
    </style:style>
    <style:style style:name="T60" style:family="text">
      <style:text-properties officeooo:rsid="01137ba4" style:font-size-asian="12pt" style:font-size-complex="12pt"/>
    </style:style>
    <style:style style:name="T61" style:family="text">
      <style:text-properties fo:font-size="24pt"/>
    </style:style>
    <style:style style:name="T62" style:family="text">
      <style:text-properties officeooo:rsid="0114b7d0"/>
    </style:style>
    <style:style style:name="T63" style:family="text">
      <style:text-properties officeooo:rsid="011f189e"/>
    </style:style>
    <style:style style:name="T64" style:family="text">
      <style:text-properties officeooo:rsid="01209605"/>
    </style:style>
    <style:style style:name="T65" style:family="text">
      <style:text-properties officeooo:rsid="01243a30"/>
    </style:style>
    <style:style style:name="T66" style:family="text">
      <style:text-properties officeooo:rsid="012a8c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AD, monsieur Verdese (AN Pierrefittes, instrument de recherche en EAD, maitrise d’ouvrage des systèmes d’informations). </text:span><text:a xlink:type="simple" xlink:href="mailto:vincent.verdese@gmail.com" text:style-name="Internet_20_link" text:visited-style-name="Visited_20_Internet_20_Link"><text:span text:style-name="T1">vincent.verdese@gmail.com</text:span></text:a><text:span text:style-name="T1"> </text:span></text:p>
      <text:p text:style-name="P1"/>
      <text:p text:style-name="P1">22/10/2018.</text:p>
      <text:p text:style-name="P1"/>
      <text:p text:style-name="Title">Signalement et description structurés des document : la description archivistique. </text:p>
      <text:p text:style-name="P2"/>
      <text:p text:style-name="P2"/>
      <text:p text:style-name="P3">Chaque fond d’archives est unique, il n’y a donc pas de règles absolues pour rédiger les instruments de recherche mais plutôt des grandes lignes à suivre. </text:p>
      <text:p text:style-name="P3"/>
      <text:h text:style-name="Heading_20_1" text:outline-level="1">Sources. </text:h>
      <text:p text:style-name="P5">Chave Isabelle (dir.), Abrégé d’archivistique. Principes et pratiques du métier d’archiviste. </text:p>
      <text:p text:style-name="P6">Galland Bruno et Nougaret Christine, Les instruments de recherche dans les archives. </text:p>
      <text:p text:style-name="P6">Association des Archivistes français : <text:a xlink:type="simple" xlink:href="http://www.archivistes.org/" text:style-name="Internet_20_link" text:visited-style-name="Visited_20_Internet_20_Link"><text:span text:style-name="T3">www.archivistes.org/</text:span></text:a><text:span text:style-name="T3">.</text:span></text:p>
      <text:p text:style-name="P6">FranceArchives, service interministériel des archives de France : <text:span text:style-name="T3">francearchives.fr/.</text:span></text:p>
      <text:p text:style-name="P6">Conseil international des archives : <text:a xlink:type="simple" xlink:href="http://www.ica.org/" text:style-name="Internet_20_link" text:visited-style-name="Visited_20_Internet_20_Link"><text:span text:style-name="T2">www.ica.org/</text:span></text:a><text:span text:style-name="T2">. Version officielle des normes ISAD-G, RIC (Records In Context). </text:span></text:p>
      <text:p text:style-name="P6"/>
      <text:p text:style-name="P7">Site de la bibliothèque du Congrés : <text:a xlink:type="simple" xlink:href="http://loc.gov/ead/" text:style-name="Internet_20_link" text:visited-style-name="Visited_20_Internet_20_Link">http://loc.gov/ead/</text:a></text:p>
      <text:p text:style-name="P7">Bibliothèque d’État de Berlin : <text:a xlink:type="simple" xlink:href="http://eac.staatsbibliotek-berlin.de/" text:style-name="Internet_20_link" text:visited-style-name="Visited_20_Internet_20_Link">http://eac.staatsbibliotek-berlin.de/</text:a></text:p>
      <text:p text:style-name="P7">Dictionnaire des balises (EAD 2002) : <text:a xlink:type="simple" xlink:href="http://www.archivesdefrance.culture.gouv.fr/static/1066" text:style-name="Internet_20_link" text:visited-style-name="Visited_20_Internet_20_Link">http://www.archivesdefrance.culture.gouv.fr/static/1066</text:a></text:p>
      <text:p text:style-name="P7">Faire un répertoire ou un inventaire simple en EAD : sur le site de l’ENSSIB. </text:p>
      <text:p text:style-name="P7"/>
      <text:p text:style-name="P8">Cf l’organigramme des archives en France. </text:p>
      <text:p text:style-name="P9"/>
      <text:p text:style-name="P9">Concepts fondamentaux <text:span text:style-name="T6">de l’archivistique</text:span> : </text:p>
      <text:p text:style-name="P9"><text:tab/>→ respect de la provenance (mettre en évidence le lien avec le producteur). <text:span text:style-name="T4">On attribue une cote selon le producteur des archives et pas selon le contenu des archives. Concept qui se met en place au moment de la Révolution, avant cela on procédait à des classements thématique. </text:span></text:p>
      <text:p text:style-name="P9"><text:tab/>→ respect de l’intégrité du fond : <text:span text:style-name="T5">pas de classement thématique</text:span>. </text:p>
      <text:p text:style-name="P9"><text:tab/>→ respect de l’ordre original : <text:span text:style-name="T5">l’ordre utilisé par le producteur</text:span>. <text:span text:style-name="T7">Le classement original du fond nous donne des idées sur la façon dont le producteur s’organisait de son vivant, il ne faut donc pas le changer. </text:span></text:p>
      <text:p text:style-name="P9"/>
      <text:p text:style-name="P10">Ces trois règles ont pu être accomodée localement notamment aux USA ou en Australie. </text:p>
      <text:p text:style-name="P10"/>
      <text:p text:style-name="P11">La normalisation de la description. </text:p>
      <text:p text:style-name="P11">Besoin commun qui a émergé au niveau international au milieu des années 90 <text:span text:style-name="T8">face aux divergences des descriptions et à la variété des descriptions à différents niveaux (national, régional etc.).</text:span></text:p>
      <text:p text:style-name="P12">On pouvait donc trouver des règles divergentes dans les institutions, il y avait aussi le problème de l’éparpillement des fonds d’archives <text:span text:style-name="T9">et les démembrements de fonds. Les avancées technologiques pour unifier la description et la restitution des normes. </text:span></text:p>
      <text:p text:style-name="P13"><text:soft-page-break/>Volonté de se doter de règles commune pour avoir une description homogène et explicite pour guider correctement le chercheur et l’archivistes. Partager des modèles communs. </text:p>
      <text:p text:style-name="P13"/>
      <text:p text:style-name="P14">Les normes. </text:p>
      <text:p text:style-name="P15">ISAD-G : archives.</text:p>
      <text:p text:style-name="P15">ISAAR (CPF) : producteurs.</text:p>
      <text:p text:style-name="P15">ISDF : fonctions. </text:p>
      <text:p text:style-name="P15">ISDIAH : institutions conservant les archives. </text:p>
      <text:p text:style-name="P15"/>
      <text:p text:style-name="P16">Ajd <text:span text:style-name="T10">on trouve le</text:span> RiC : Record in Context, <text:span text:style-name="T10">une nouvelle norme qui va remplacer les anciennes normes et qui essaient de faire le lien entre les 4 normes en les intégrant dans un seul modèle. </text:span></text:p>
      <text:p text:style-name="P16"/>
      <text:p text:style-name="P17">ISAD-G : norme générale et internationale qui sort pour la première fois en 1994 et qui est revue en 1999. <text:span text:style-name="T11">La norme est générale, elle doit pouvoir s’appliquer à tout type d’archives. La description des archives doit aller du général au particulier, respect des fonds. 26 éléments sont couverts par ISAD-G mais les éléments essentiels sont la référence, l’intitulé, la/les dates, le producteur, l’importance matériel du fond, le niveau de description. </text:span></text:p>
      <text:p text:style-name="P17"/>
      <text:p text:style-name="P18">Dans le vocabulaire : auteur (personne physique) vs producteur (personne morale). <text:span text:style-name="T12">Unité de description : ensemble de document formant une entité sur la base d’une description. </text:span></text:p>
      <text:p text:style-name="P18"/>
      <text:p text:style-name="P19">4 règles : <text:span text:style-name="T13">du général au particulier (carton, dossier, chemise, document), ne fournir que les informations appropriées au niveau décrit (éviter la répétition des informations). Il faut mettre du lien entre les différents niveaux de description. </text:span></text:p>
      <text:p text:style-name="P19"/>
      <text:p text:style-name="P20">Norme : règle globale indépendante de la technique. 26 éléments de description, 6 sont essentiels. </text:p>
      <text:p text:style-name="P20"/>
      <text:h text:style-name="Heading_20_1" text:outline-level="1">Balise d’encodage ISAD-G. </text:h>
      <text:p text:style-name="P21">Eléments obligatoires <text:span text:style-name="T14">en EAD/ISAD-G</text:span> : </text:p>
      <text:p text:style-name="P21"><text:tab/>référence code &lt;<text:span text:style-name="T15">unitid</text:span>= « tljb »&gt; <text:span text:style-name="T16">&lt;eadid&gt; élément de référence de l’instrument de recherche. </text:span></text:p>
      <text:p text:style-name="P21"><text:tab/>title : &lt;title&gt;</text:p>
      <text:p text:style-name="P21"><text:tab/>dates : &lt;unidates&gt;</text:p>
      <text:p text:style-name="P21"><text:tab/>level of description : &lt;c level= « fond »&gt;</text:p>
      <text:p text:style-name="P21"><text:tab/>extent and medium of the unit of description : &lt;<text:span text:style-name="T17">physdec&gt; et &lt;extent/&gt; est un sous élément. </text:span></text:p>
      <text:p text:style-name="P21"><text:tab/>context : name of the creator &lt;origination&gt;</text:p>
      <text:p text:style-name="P4"/>
      <text:p text:style-name="P22">Context area : </text:p>
      <text:p text:style-name="P22">administrative, bibliographical history : <text:span text:style-name="T18">&lt;bioghist&gt;</text:span></text:p>
      <text:p text:style-name="P23">archival history : &lt;custodhist&gt;</text:p>
      <text:p text:style-name="P23">immediate source of acquisition or transfer:&lt;<text:span text:style-name="T19">acqinfo&gt;</text:span></text:p>
      <text:p text:style-name="P23"/>
      <text:p text:style-name="P24">Context and structure area :</text:p>
      <text:p text:style-name="P24">scope and content : &lt;scopecontent&gt;</text:p>
      <text:p text:style-name="P24">appraisal, destruction and scheduling information : &lt;appraisal&gt;</text:p>
      <text:p text:style-name="P24">accruals : <text:span text:style-name="T20">&lt;accruals&gt;</text:span></text:p>
      <text:p text:style-name="P24">system of arrangement : <text:span text:style-name="T21">&lt;arrangement&gt;</text:span></text:p>
      <text:p text:style-name="P24"/>
      <text:p text:style-name="P24"/>
      <text:p text:style-name="P25">L’influence d’ISAD(G) à l’étranger : la DACS aux USA, c’est l’ISAD(G) dans sa version pratique. </text:p>
      <text:p text:style-name="P26"><text:soft-page-break/>Règle de description de document d’archives (RDDA) au Canada, <text:span text:style-name="T22">la norme a été revue en 2008. </text:span></text:p>
      <text:p text:style-name="P26"/>
      <text:p text:style-name="P27">Calames : projet suprainstitutionnel permet de décrire des fonds d’archives en bibliothèques. </text:p>
      <text:p text:style-name="P27">2010 : DeMArche (description des manuscrits<text:span text:style-name="T23">). </text:span></text:p>
      <text:p text:style-name="P27"/>
      <text:p text:style-name="P28">Terminologie.</text:p>
      <text:p text:style-name="P29">Archives : ensemble des documents, quelques soient leur date…. Cf loi. </text:p>
      <text:p text:style-name="P29">Fonds : ensemble d’archives organique constitué par un producteur dans l’exercice de ses activités et en fonction de ses attributions. </text:p>
      <text:p text:style-name="P30">Collection : réunion artificielle de documents sans considération de la provenance. </text:p>
      <text:p text:style-name="P31">Série organique : division organique du fonds, identifié par l’archiviste lors de son classement, ensemble typologique uniforme se rapportant à une fonction, activité, sujet précis.</text:p>
      <text:p text:style-name="P31">Série : division primaire d’un cadre de classement, généralement désignée par une lettre ou de plusieurs lettre (à rapprocher du fond ou du sous-fond). </text:p>
      <text:p text:style-name="P31">Pièce : la plus petite unité intellectuelle d’archives, par exemple une lettre, un mémoire, un rapport, une photographie, un enregistrement. </text:p>
      <text:p text:style-name="P32">Producteur : personne physique ou moral qui est à l’origine de la réunion d’un certain nombre de pièces. </text:p>
      <text:p text:style-name="P36">Sous-fond : ensemble de document interne à un fond, subdivision d’un fond pour une unité administrative subordonnées. </text:p>
      <text:p text:style-name="P32"><text:span text:style-name="T24">Versement : opération matérielle et intellectuelle par laquelle la responsabilité de conservation d’archives passe de l’administration à un service de pré-archivage ou à un service d’archive. Ce terme désigne aussi, par extension, les documents ainsi transférés. Le fonds d’un service administratif est constitué de plusieurs versements qui peuvent être côtés selon le principe de la série continue. </text:span><text:s/></text:p>
      <text:p text:style-name="P32"/>
      <text:p text:style-name="P33">Parfois les structures de classements dans un même fond sont multiples. <text:span text:style-name="T25">Le &lt;c level= &gt; est obligatoire pour la bonne description des fonds, on peut mettre c1 à cn. </text:span></text:p>
      <text:p text:style-name="P34">Il n’y a pas une seule façon d’encoder. On peut avoir des descriptions très différentes pour le même fond d’archive. </text:p>
      <text:p text:style-name="P34"/>
      <text:p text:style-name="P35">L’autre pendant de la description des fonds est la description du producteur des archives. <text:span text:style-name="T26">Cf les fiches spécifiques ISAAR pour la description des producteur d’archives. </text:span></text:p>
      <text:p text:style-name="P32"/>
      <text:p text:style-name="P4">Modèles. </text:p>
      <text:p text:style-name="P4">Contexte de description. </text:p>
      <text:p text:style-name="P4">Encodage. </text:p>
      <text:p text:style-name="P4"/>
      <text:p text:style-name="P4"/>
      <text:p text:style-name="P37">29/10/18</text:p>
      <text:p text:style-name="P38"/>
      <text:p text:style-name="P39">La structure de l’IR doit mettre en évidence la structure de l’unité documentaire décrite mais elle ne doit pas dépendre de la forme ou du support de l’IR. </text:p>
      <text:p text:style-name="P39"/>
      <text:p text:style-name="P40">Bien hiérarchiser : les informations intéressants tous les niveaux ou les unités décrites, qui formeront des niveaux de la descriptions (contexte historiques etc). </text:p>
      <text:p text:style-name="P40">Les informations spécifiques à chaque unités décrites contiennent au moins : cote, intitulé, dates (corps de l’IR). </text:p>
      <text:p text:style-name="P40"/>
      <text:p text:style-name="P41">IR analytique (jusqu’au niveau de la pièce), IR synthétiques (collections, fonds).</text:p>
      <text:p text:style-name="P41"/>
      <text:p text:style-name="P42">Répertoires. </text:p>
      <text:p text:style-name="P43"><text:soft-page-break/>En EAD, on suit la même structure que dans le XML. <text:span text:style-name="T27">Contexte de la norme EAD : 1983 : norme de catalogage particulière. Et cela a aboutit en 1994 à ISAD-G ; EAD 1.0 en 1998, ISAD-G 2 en 2000, EAD 2002 en 2002 et EAD 3 en 2015. </text:span></text:p>
      <text:p text:style-name="P43"/>
      <text:p text:style-name="P44">Hiérarchiser et structurer les informations, description homogène des données, xml permettait une pérennisation des données et obtenir des possibilités de gestion et d’exploitation plus importantes. </text:p>
      <text:p text:style-name="P44"/>
      <text:p text:style-name="P45">EAD : rétro-conversion de l’IR, l’apparence est très similaire. L’EAD est fait pour encoder des instruments de recherche mais certains instruments de recherches sont difficiles à encoder en EAD. </text:p>
      <text:p text:style-name="P46">EAD 2002 : DTD, schéma ou relax-ng. </text:p>
      <text:p text:style-name="P46"/>
      <text:p text:style-name="P47">En xml pour l’EAD on encode en UTF-8. </text:p>
      <text:p text:style-name="P47"/>
      <text:p text:style-name="P48">&lt;ead&gt; élément racine</text:p>
      <text:p text:style-name="P48">&lt;eadheader&gt; description bibliographique de l’IR, info sur l’IR (auteur, intitulé, date d’édition, éditeur etc).</text:p>
      <text:p text:style-name="P48">&lt;frontmatter&gt; parties liminaires (page de titre, introduction, préface). </text:p>
      <text:p text:style-name="P48">Description archivistique &lt;archdesc&gt; des documents. </text:p>
      <text:p text:style-name="P48"/>
      <text:p text:style-name="P48"/>
      <text:p text:style-name="P49">Le 12/11.</text:p>
      <text:p text:style-name="P50">Les papiers de Jean Moulin, acquisition de la BnF. </text:p>
      <text:p text:style-name="P51">Cote de référence, intitulé, date : <text:span text:style-name="T28">forme classique de séparation des informations dans un instrument de recherche. La ponctuation peut donc nous apporter des informations sur le type de donnée. </text:span></text:p>
      <text:p text:style-name="P52">Distinction entre les chiffres romains pour le premier niveau de descriptions et les chiffres arabes en deuxième niveau. </text:p>
      <text:p text:style-name="P53">Soit on considère qu’il y a 2 niveaux à encoder ou qu’il n’y a qu’un niveau et que les chiffres romains ne sont que la description plus fine du niveau <text:span text:style-name="T29">1</text:span>. <text:s/></text:p>
      <text:p text:style-name="P54">Physdesc : description physique des documents, notamment leur importance matérielle (qu’on mettra dans la balise exten<text:span text:style-name="T30">t</text:span>). </text:p>
      <text:p text:style-name="P54"/>
      <text:p text:style-name="P55">Voir le fichier IR du 12/11, il contient des exemples de fichiers EAD. </text:p>
      <text:p text:style-name="P56">Mettre dans le même dossier le fichier ead et la dtd pour plus de facilité. </text:p>
      <text:p text:style-name="P56"/>
      <text:p text:style-name="P57">Eadheader : filedesc, profiledesc et revisiondesc sont obligatoire<text:span text:style-name="T31">s</text:span>. Eadid est l’identifiant de l’instrument de recherche, dans cet exemple, il est vide. </text:p>
      <text:p text:style-name="P58">Filedesc : informations qui concernent l’instrument de recherche lui-même : titre, sous-titres, auteur(s). </text:p>
      <text:p text:style-name="P59">On retrouve dans <text:span text:style-name="T32">filedesc 3 éléments principaux</text:span> : titlestmt, editionstmt, publicationstmt <text:span text:style-name="T33">et enfin on retrouve un élément notestmt, on ne l’utilise que si on ne sait vraiment pas où mettre l’information restante. </text:span></text:p>
      <text:p text:style-name="P60">Dans le profiledesc : on trouve les informations sur la création de l’instrument de recherche.</text:p>
      <text:p text:style-name="P61">Dans le revisiondesc on enregistre les informations sur les changements ultérieurs de l’instrument de recherche en EAD. </text:p>
      <text:p text:style-name="P61"/>
      <text:p text:style-name="P62">Frontmatter : partie qui contient le texte liminaire sur l’instrument de recherche. Cette partie est facultative dans l’instrument de recherche. Si il est très fourni, c’est peut-être parce que certains informations s’y trouvant devraient être dans le filedesc ou autre. <text:span text:style-name="T34">On doit y trouver ce qui ne rentre pas dans la description des documents. Par exemple une dédicace, un mode d’emploi etc. dans l’EAD3, le frontmatter n’existe plus. </text:span></text:p>
      <text:p text:style-name="P62"/>
      <text:p text:style-name="P63"><text:soft-page-break/>Archdesc contient toute la description des documents d’archives en partant du plus général vers le plus particulier. </text:p>
      <text:p text:style-name="P64">L’attribut level est obligatoire : il faut identifier le niveau le plus haut. </text:p>
      <text:p text:style-name="P65">Dsc contient tous les éléments inférieurs au niveau le plus défini dans l’attribut level de la balise archdesc. <text:span text:style-name="T35">Et dans dsc (description des sous-composants) on trouvera des c (composants). Il est recommandé de donner un attribut de niveau à dsc mais ce n’est pas obligatoire. </text:span></text:p>
      <text:p text:style-name="P66">Did et d’autres éléments peuvent se trouver dans l’archdesc ; did permet de décrire sommairement l’ensemble documentaire. C’est un élément qui regroupe d’autres éléments EAD. <text:span text:style-name="T36">On peut y trouver unitid, unitdate (date de production de l’unité documentaire), unittitle. Pour les unitdate, on recommande l’emploi d’un attribut normal qui normalise la date employée pour qu’elle soit comprise par l’ordinateur. La forme normalisée est 4 digits pour l’année, 2 pour le mois et 2 pour le jour et des tirets pour séparer les digits année, mois, jour. Pour séparer deux dates complètes, il faut utiliser un /. </text:span></text:p>
      <text:p text:style-name="P67">origination contient le ou les produ<text:span text:style-name="T38">c</text:span>teur(s) du fond d’archives. <text:span text:style-name="T37">PersName, corpName, famName. Pas d’attribut obligatoire mais on il vaut mieux utiliser un attribut normal pour éviter les homonymes, on note cette attribut : nom, prénom, dates d’existence. </text:span></text:p>
      <text:p text:style-name="P68">Langmaterial : pour les langues du fond si le fond n’est pas dans une seule et même langue. </text:p>
      <text:p text:style-name="P68"/>
      <text:p text:style-name="P69">Physdesc : <text:span text:style-name="T39">on retrouve le plus souvent extent : pour l’importance matériel du fond. ON peut utiliser plusieurs fois cette balise, par exemple un extent pour le nombre de carton, un pour le métrage linéaire etc. on peut définir les dimensions de l’unité de description ou sur l’unité de conditionnement avec container. Repository : tutelle du fond, responsable de l’accès intellectuel au document, physloc indique le lieux physique de conservation. </text:span></text:p>
      <text:p text:style-name="P69"/>
      <text:p text:style-name="P70">Accessrestrict et userrestrict avec des balises p. <text:span text:style-name="T40">accruals : les accroissements prévisibles du fond. Acqinfo donne les informations sur l’acquisition du fond (par qui, à quel moment?).</text:span></text:p>
      <text:p text:style-name="P71">Arrangment : comment est organisé le fond, quel est sa structure de base : pré<text:span text:style-name="T41">-</text:span>classement, liasse, sous-série etc. </text:p>
      <text:p text:style-name="P72">processinfo : gestion de l’entrée, du classement, de la description, de la préservation, du stockage et les traitements préalables de l’unité documentaire. </text:p>
      <text:p text:style-name="P72"/>
      <text:p text:style-name="P73">Bibliography avec bibref pour chaque éléments cités (avec title, persname, imprint (geoname, publisher, date)). <text:span text:style-name="T42">On peut aussi juste mettre un bibref avec auteur, titre, date sans balises supplémentaires. </text:span></text:p>
      <text:p text:style-name="P73"/>
      <text:p text:style-name="P74">Relatedmaterial : les ensembles documentaires en lien avec celui qui est décrit <text:span text:style-name="T43">ou qui peuvent être une aide pour une recherche éventuelle. </text:span></text:p>
      <text:p text:style-name="P75">Separatedmaterial : les ensembles documentaires qui ont été produit par le même producteur ou pour les fonds démembrés, ou pour les autres fonds du même producteur. </text:p>
      <text:p text:style-name="P76">Controlaccess : tout ce qui concerne l’indexation, <text:span text:style-name="T44">les termes les plus importants ou signifiant d’un document. </text:span></text:p>
      <text:p text:style-name="P76"/>
      <text:p text:style-name="P77">On utilise que des c pour les sous-niveaux, cela permet d’imbriquer une infinité de composant sans limite. Si on numérote les niveaux, par exemple c01 on ne peut aller que jusqu’à 12 dans l’EAD. </text:p>
      <text:p text:style-name="P77"/>
      <text:p text:style-name="P78">Head : <text:span text:style-name="T45">il est souvent inutile car le libellé au dessus en EAD est déjà signifiant. On ne l’utilise que si on veut que le libellé/balise supérieur soit parfaitement explicite et lisible. </text:span></text:p>
      <text:p text:style-name="P78"/>
      <text:p text:style-name="P79">19/11/18</text:p>
      <text:p text:style-name="P80">03/12/18</text:p>
      <text:p text:style-name="P80">Correction encodage <text:s/>EAD PSU. </text:p>
      <text:p text:style-name="P80"/>
      <text:p text:style-name="P81"><text:soft-page-break/>Il faut identifier les différents niveaux du fonds pour aller plus vite sur l’organisation de l’IR. </text:p>
      <text:p text:style-name="P81"/>
      <text:p text:style-name="P82">19/12</text:p>
      <text:p text:style-name="P83">Pierre Lefranc. </text:p>
      <text:p text:style-name="P83"/>
      <text:p text:style-name="P84">Toujours regarder un instrument de recherche dans sa globalité avant d’encoder et ce même si on ne doit pas encoder la totalité de l’IR. </text:p>
      <text:p text:style-name="P84"/>
      <text:p text:style-name="P84"/>
      <text:p text:style-name="P85">Corriger les IR anciens ? <text:span text:style-name="T46">Cela dépend de la mission qui nous est donnée, si c’est de la rétro-conversion stricte, on ne change rien ! Si c’est la reprise d’un IR alors on peut corriger les erreurs, combler les manques etc. </text:span></text:p>
      <text:p text:style-name="P85"/>
      <text:p text:style-name="P86">Avoir une idée précise de la structure globale de l’IR avant de commencer l’encodage. </text:p>
      <text:p text:style-name="P87"/>
      <text:p text:style-name="P87">Ne pas oublier que le frontmatter est toujours optio<text:span text:style-name="T48">n</text:span>nel. </text:p>
      <text:p text:style-name="P87"/>
      <text:p text:style-name="P88">Attention à la suite logique des informations en EAD. <text:span text:style-name="T47">(ne pas trop couper les paragraphes). </text:span></text:p>
      <text:p text:style-name="P88"/>
      <text:p text:style-name="P89">La solution la plus simple est celle qui présente le moins de risque ! Il vaut souvent mieux être peu précis mais correct que très précis mais incorrect. </text:p>
      <text:p text:style-name="P89"/>
      <text:p text:style-name="P90"/>
      <text:p text:style-name="P90">EAD 2002 à EAD3. </text:p>
      <text:p text:style-name="P90"/>
      <text:p text:style-name="P91">EAD3 : <text:span text:style-name="T49">sortie en 2015 et modifié en 2018. </text:span></text:p>
      <text:p text:style-name="P91"/>
      <text:p text:style-name="P92">EAD3 permet une description plus rigoureuse et interopérable. Il présente aussi les influences d’autres standards comme le Linked Open Data. </text:p>
      <text:p text:style-name="P92"/>
      <text:p text:style-name="P93">EAD3 utilise un schéma xml et plus une DTD. <text:span text:style-name="T50">Ce schéma XML permet un contrôle plus rigoureux de ce qui est saisie dans les attributs notamment. Interopérabilité avec d’autres schéma XML, notamment EAC-CPF. </text:span></text:p>
      <text:p text:style-name="P94">Une attention particulière a été portée à l’aspect international et multi-lingue. Rétrocompatibilité. </text:p>
      <text:p text:style-name="P94"/>
      <text:p text:style-name="P95">Voir le site officiel pour avoir plus d’informations. </text:p>
      <text:p text:style-name="P95"/>
      <text:p text:style-name="P96">53 nouveaux éléments dont 37 sont empruntés à EAC-CPF avec un accent mis sur les métadonnées.</text:p>
      <text:p text:style-name="P96"/>
      <text:p text:style-name="P97">Eadheader est devenu un élément control, le filedesc a été très peu impacté dans le control par rapport à ce à quoi il ressemblait dans le eadheader. </text:p>
      <text:p text:style-name="P98">Dans le did on a fait des choix plus strict sur le contenu possible de la balise. </text:p>
      <text:p text:style-name="P98"/>
      <text:p text:style-name="P99">Cours du 07/01. <text:span text:style-name="T51">Les modèles complémentaires à EAD. </text:span></text:p>
      <text:p text:style-name="P99"/>
      <text:p text:style-name="P101">Les grandes normes du modèle XML pour décrire des instruments de recherche. </text:p>
      <text:p text:style-name="P100">ISAD(G) → EAD. </text:p>
      <text:p text:style-name="P100">ISAAR (CPF) → EAC. </text:p>
      <text:p text:style-name="P100">ISDF → EAF. </text:p>
      <text:p text:style-name="P100">ISDIAH → EAG(Apex). </text:p>
      <text:p text:style-name="P100"/>
      <text:p text:style-name="P100"/>
      <text:p text:style-name="P102"><text:soft-page-break/>ISDF a été publié en 2008 et permet de décrire des fonctions. </text:p>
      <text:p text:style-name="P103">Les archivistes n’ont pas de normes d’autorités pour les fonctions. <text:span text:style-name="T52">Il est difficile de ne s’appuyer que sur ISAAR dans le contexte des mutations de l’administration contemporaine. Dans le monde anglo-saxon, les changements d’administration sont très très fréquent et cela empêche d’avoir un suivi correct des fonctions associées à un fond. Les services versant donnaient des archives qu’ils n’avaient pas produits. </text:span></text:p>
      <text:p text:style-name="P104">L’Australie a adopté un système se basant sur des séries fonctionnelles. </text:p>
      <text:p text:style-name="P104"/>
      <text:p text:style-name="P105">Fonctions : toute fin ou tâche de haut niveau relevant d’une collectivité en vertu d’une loi, d’une politique ou de son mandat. </text:p>
      <text:p text:style-name="P105"/>
      <text:p text:style-name="P106">Norme ISDF : </text:p>
      <text:p text:style-name="P106"><text:span text:style-name="T53">→ </text:span>type, </text:p>
      <text:p text:style-name="P106"><text:span text:style-name="T53">→ </text:span>forme autorisé <text:span text:style-name="T53">et normalisée du nom de l’autorité exerçant la fonction</text:span>, </text:p>
      <text:p text:style-name="P106"><text:span text:style-name="T53">→ </text:span>identifiant sont les données obligatoires à fournir dans cette norme. </text:p>
      <text:p text:style-name="P106"/>
      <text:p text:style-name="P106"/>
      <text:p text:style-name="P107">Norme ISDIAH pour décrire les institutions conservant des archives, normes de 2008. Elle sert surtout pour l’orientation du public, en créant des listes d’institutions conservant des archives. </text:p>
      <text:p text:style-name="P107"/>
      <text:p text:style-name="P107"/>
      <text:p text:style-name="P108">ISAAR (CPF).</text:p>
      <text:p text:style-name="P108"/>
      <text:p text:style-name="P108">É<text:span text:style-name="T54">lément indispensables : </text:span></text:p>
      <text:p text:style-name="P109">→ types d’entités, (famille, personne ou institution),</text:p>
      <text:p text:style-name="P109">→ forme autorisée du nom, </text:p>
      <text:p text:style-name="P109">→ dates, </text:p>
      <text:p text:style-name="P109">→ codes d’identification de la notice d’autorité.</text:p>
      <text:p text:style-name="P109"/>
      <text:p text:style-name="P110">Comment les sites nous donnent-ils accès aux informations des notices ? Ergonomie, qualité, sources, liens etc. </text:p>
      <text:p text:style-name="P110"/>
      <text:p text:style-name="P111">EAC (CPF) <text:span text:style-name="T55">depuis 2004. </text:span></text:p>
      <text:p text:style-name="P112"><text:span text:style-name="T56">C</text:span>oncept de la norme : <text:span text:style-name="T56">identité et déclinaison de l’entité. Des écrivains peuvent publier sous </text:span><text:span text:style-name="T57">plusieurs pseudonymes : même entité ou entité différente car nom de producteur différent. </text:span></text:p>
      <text:p text:style-name="P113"/>
      <text:p text:style-name="P113"><text:span text:style-name="T59">2012 création d'EGAD pour harmoniser les 4 standards, dont ISAD est le seul à être largement implémenté.</text:span><text:span text:style-name="T58">Modèle conceptuel pour la description des archives. Public visé : archivistes, records managers, public (surtout chercheurs). Création de liens et modèle alternatif aux musées et au</text:span><text:span text:style-name="T60">x </text:span><text:span text:style-name="T58">bibliothèques.</text:span><text:span text:style-name="T61"> </text:span></text:p>
      <text:p text:style-name="P114"/>
      <text:p text:style-name="P114"/>
      <text:p text:style-name="P115">R<text:span text:style-name="T62">i</text:span>C-CM modèle conceptuel pour la description archivistique et son ontologie in OWL : R<text:span text:style-name="T62">i</text:span>C-O. </text:p>
      <text:p text:style-name="P115"/>
      <text:p text:style-name="P116">Ontologie : modèle conceptuel selon un langage spécifique pour les machines ici le langage OWL. </text:p>
      <text:p text:style-name="P116"/>
      <text:p text:style-name="P117">Les archives dépendent du contexte de production des documents et du contexte dans lequel les producteurs et les documents évoluent. </text:p>
      <text:p text:style-name="P118">Cf le records continuum model <text:span text:style-name="T63">sur le passage de la valeur juridique à historique des documents. </text:span></text:p>
      <text:p text:style-name="P118"/>
      <text:p text:style-name="P119"><text:soft-page-break/>La description aujourd’hui= d<text:span text:style-name="T64">es</text:span>cription définitive hiérarchisée du fonds indépendante et repliée sur elle-même, du général au particulier. Rares sont les liens avec le contexte. </text:p>
      <text:p text:style-name="P120">La description est basée sur les technologies comme XML et SQL (ou les deux). </text:p>
      <text:p text:style-name="P120">ISAD(G) est le modèle, EAD est une manière de le communiquer. </text:p>
      <text:p text:style-name="P120"/>
      <text:p text:style-name="P121">Description <text:span text:style-name="T65">multidimensionnelle</text:span> comme un graphe ou un réseau, conservant la hiérarchie interne mais avec plus de liens vers le ou les contextes et donc bcp + dynamique. </text:p>
      <text:p text:style-name="P121"/>
      <text:p text:style-name="P121"/>
      <text:p text:style-name="P122">Modèle conceptuel RiC : entité, propriétés, relations. </text:p>
      <text:p text:style-name="P122"/>
      <text:p text:style-name="P123">On va relativiser la notion jusque là centrale de la description des archives au profit des producteurs et des fonctions pour mieux comprendre les contextes qui ont façonné les archives. </text:p>
      <text:p text:style-name="P123"/>
      <text:p text:style-name="P124">RiC permet pour la première fois d’avoir un vrai modèle conceptuel de données pour décrire des archives. RiC va co-exister avec les autres normes pour prendre progressivement leur place. </text:p>
      <text:p text:style-name="P125">RiC donne des liens vers les modèles des musées et des bibliothèques qui eux sont conceptuels et le sont depuis plusieurs années ! <text:span text:style-name="T66">Cf FRBRoo te CIDOC-CRM. </text:span></text:p>
      <text:p text:style-name="P125"/>
      <text:p text:style-name="P126">Norme → EAD</text:p>
      <text:p text:style-name="P126">modèle conceptuel → RiC</text:p>
      <text:p text:style-name="P127">Format d’échange : comment échanger ou stocker les données ?</text:p>
      <text:p text:style-name="P127">Ce sont les trois niveaux autour de la données qu’il faut comprendre et distinguer pour mieux les faire co-exister et pour obtenir une meilleur vision globale des documents. </text:p>
      <text:p text:style-name="P127"/>
      <text:p text:style-name="P128">Le but est d’avoir des données cohérentes, homogènes et de bonne qualité. </text:p>
      <text:p text:style-name="P128"/>
      <text:p text:style-name="P129">La question du format de stockages est annexe mais il faut pouvoir la justifier. </text:p>
      <text:p text:style-name="P129"/>
      <text:p text:style-name="P130">PIAAF. </text:p>
      <text:p text:style-name="P130"/>
      <text:p text:style-name="P131">Interrogation par requête query qui permet d’avoir des infos en plus, des résultats en plus et annex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MT" svg:font-family="TimesNewRomanPSMT"/>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1:08:50.864933861</meta:creation-date>
    <dc:date>2019-01-07T17:15:25.598723154</dc:date>
    <meta:editing-duration>PT21H18M44S</meta:editing-duration>
    <meta:editing-cycles>244</meta:editing-cycles>
    <meta:generator>LibreOffice/5.3.7.2$MacOSX_X86_64 LibreOffice_project/6b8ed514a9f8b44d37a1b96673cbbdd077e24059</meta:generator>
    <meta:document-statistic meta:table-count="0" meta:image-count="0" meta:object-count="0" meta:page-count="8" meta:paragraph-count="182" meta:word-count="2984" meta:character-count="19328" meta:non-whitespace-character-count="16372"/>
  </office:meta>
</office:document-meta>
</file>